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629cm" fo:min-width="1.522cm" loext:decorative="false"/>
    </style:style>
    <style:style style:name="gr2" style:family="graphic" style:parent-style-name="objectwithoutfill">
      <style:graphic-properties svg:stroke-width="1.058cm" svg:stroke-color="#ffffff" draw:marker-start-width="1.787cm" draw:marker-end-width="1.787cm" draw:fill="none" draw:textarea-vertical-align="middle" fo:padding-top="0.654cm" fo:padding-bottom="0.654cm" fo:padding-left="0.779cm" fo:padding-right="0.779cm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114cm" fo:min-width="0.885cm" loext:decorative="false"/>
    </style:style>
    <style:style style:name="gr4" style:family="graphic" style:parent-style-name="objectwithoutfill">
      <style:graphic-properties svg:stroke-width="0.635cm" svg:stroke-color="#ffffff" draw:marker-start-width="1.152cm" draw:marker-end-width="1.152cm" draw:fill="none" draw:textarea-vertical-align="middle" fo:padding-top="0.442cm" fo:padding-bottom="0.442cm" fo:padding-left="0.567cm" fo:padding-right="0.567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499cm" loext:decorative="false"/>
    </style:style>
    <style:style style:name="gr6" style:family="graphic" style:parent-style-name="standard">
      <style:graphic-properties svg:stroke-width="1.411cm" svg:stroke-color="#ffffff" draw:marker-start-width="2.315cm" draw:marker-end-width="2.315cm" draw:fill="none" draw:fill-color="#ffffff" loext:fill-use-slide-background="false" draw:textarea-horizontal-align="justify" draw:textarea-vertical-align="middle" draw:auto-grow-height="false" fo:min-height="5.467cm" fo:min-width="12.879cm" fo:padding-top="0.829cm" fo:padding-bottom="0.829cm" fo:padding-left="0.954cm" fo:padding-right="0.954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311cm" fo:min-width="0.061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2.657cm" svg:x="15.08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457cm" svg:y1="11.16cm" svg:x2="5.027cm" svg:y2="16.875cm">
          <text:p/>
        </draw:line>
        <draw:custom-shape draw:style-name="gr3" draw:text-style-name="P1" draw:layer="layout" svg:width="1.957cm" svg:height="1.928cm" svg:x="14.383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57cm" svg:height="1.928cm" svg:x="11.431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927cm" svg:y1="19.285cm" svg:x2="10.39cm" svg:y2="19.285cm">
          <text:p/>
        </draw:line>
        <draw:line draw:style-name="gr4" draw:text-style-name="P2" draw:layer="layout" svg:x1="5.927cm" svg:y1="20.697cm" svg:x2="10.39cm" svg:y2="20.697cm">
          <text:p/>
        </draw:line>
        <draw:line draw:style-name="gr4" draw:text-style-name="P2" draw:layer="layout" svg:x1="5.927cm" svg:y1="22.197cm" svg:x2="10.39cm" svg:y2="22.197cm">
          <text:p/>
        </draw:line>
        <draw:custom-shape draw:style-name="gr5" draw:text-style-name="P3" draw:layer="layout" svg:width="0.999cm" svg:height="0.999cm" svg:x="18.78cm" svg:y="-8.52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15.557cm" svg:height="7.895cm" svg:x="3.27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999cm" svg:height="0.999cm" svg:x="15.605cm" svg:y="37.51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3T10:59:06.238000000</meta:creation-date>
    <dc:date>2024-08-03T12:27:48.927000000</dc:date>
    <meta:editing-duration>PT51M52S</meta:editing-duration>
    <meta:editing-cycles>9</meta:editing-cycles>
    <meta:generator>LibreOffice/24.2.3.2$Windows_X86_64 LibreOffice_project/433d9c2ded56988e8a90e6b2e771ee4e6a5ab2ba</meta:generator>
    <meta:document-statistic meta:object-count="10"/>
  </office:meta>
</office:document-meta>
</file>